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239000004F6000004F6AB59A685DBBF3EA3.svg" manifest:media-type="image/svg+xml"/>
  <manifest:file-entry manifest:full-path="Pictures/1000020100000030000000309257C5BA2BCD5E13.png" manifest:media-type="image/png"/>
  <manifest:file-entry manifest:full-path="Pictures/10001239000004F6000004F67718DE7CD4DDB72A.svg" manifest:media-type="image/svg+xml"/>
  <manifest:file-entry manifest:full-path="Pictures/10001236000004F6000004F6CABE25685B669399.svg" manifest:media-type="image/svg+xml"/>
  <manifest:file-entry manifest:full-path="Pictures/10001009000032C500002ED1FE0D2A7C142BB861.svg" manifest:media-type="image/svg+xml"/>
  <manifest:file-entry manifest:full-path="Pictures/10000201000001EB000001C5F8ABE9DDDB30778D.png" manifest:media-type="image/png"/>
  <manifest:file-entry manifest:full-path="Pictures/100002010000003000000030F8ACA4167D38C733.png" manifest:media-type="image/png"/>
  <manifest:file-entry manifest:full-path="Pictures/10001239000004F6000004F6291B5156CA2AC8A5.svg" manifest:media-type="image/svg+xml"/>
  <manifest:file-entry manifest:full-path="Pictures/100002010000003000000030E01EFA0C8C608398.png" manifest:media-type="image/png"/>
  <manifest:file-entry manifest:full-path="Pictures/100002010000003000000030F03857F42F0EC7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ea7500" draw:marker-start-width="0.5cm" draw:marker-end-width="0.5cm" draw:fill-color="#ffb66c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withoutfill">
      <style:graphic-properties svg:stroke-width="0.5cm" svg:stroke-color="#bf0041" draw:marker-start-width="0.95cm" draw:marker-end="Arrow" draw:marker-end-width="1.05cm" draw:fill="solid" draw:textarea-vertical-align="middle" fo:padding-top="0.375cm" fo:padding-bottom="0.375cm" fo:padding-left="0.5cm" fo:padding-right="0.5cm"/>
    </style:style>
    <style:style style:name="gr10" style:family="graphic" style:parent-style-name="objectwithoutfill">
      <style:graphic-properties svg:stroke-width="0.5cm" svg:stroke-color="#ea7500" draw:marker-start-width="0.95cm" draw:marker-end="Arrow" draw:marker-end-width="1.05cm" draw:fill="solid" draw:textarea-vertical-align="middle" fo:padding-top="0.375cm" fo:padding-bottom="0.375cm" fo:padding-left="0.5cm" fo:padding-right="0.5cm"/>
    </style:style>
    <style:style style:name="gr11" style:family="graphic" style:parent-style-name="objectwithoutfill">
      <style:graphic-properties svg:stroke-width="0.5cm" svg:stroke-color="#3465a4" draw:marker-start-width="0.95cm" draw:marker-end="Arrow" draw:marker-end-width="1.05cm" draw:fill="solid" draw:textarea-vertical-align="middle" fo:padding-top="0.375cm" fo:padding-bottom="0.375cm" fo:padding-left="0.5cm" fo:padding-right="0.5cm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text-properties style:font-size-asian="32pt"/>
    </style:style>
    <style:style style:name="P2" style:family="paragraph">
      <loext:graphic-properties draw:fill-color="#ffffff"/>
      <style:text-properties style:font-size-asian="32pt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loext:graphic-properties draw:fill-color="#ffb66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Noto Sans1" fo:font-size="12pt" style:font-name-asian="Noto Sans1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Illustrate Browsing File-Trees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custom-shape draw:style-name="gr2" draw:text-style-name="P5" draw:layer="layout" svg:width="3.3cm" svg:height="2.9cm" svg:x="7.999cm" svg:y="2.0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3.3cm" svg:height="2.9cm" svg:x="15.9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943cm" svg:height="1.943cm" svg:x="8.648cm" svg:y="5.1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9257C5BA2BCD5E13.png" xlink:type="simple" xlink:show="embed" xlink:actuate="onLoad" loext:mime-type="image/png"/>
        </draw:frame>
        <draw:custom-shape draw:style-name="gr4" draw:text-style-name="P7" draw:layer="layout" svg:width="1.2cm" svg:height="1.2cm" svg:x="17.04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2cm" svg:height="1.2cm" svg:x="17.047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cm" svg:height="1.2cm" svg:x="17.04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7.647cm" svg:y1="7.801cm" svg:x2="17.647cm" svg:y2="6.8cm">
          <text:p/>
        </draw:line>
        <draw:line draw:style-name="gr7" draw:text-style-name="P10" draw:layer="layout" svg:x1="17.647cm" svg:y1="9.8cm" svg:x2="17.647cm" svg:y2="9.001cm">
          <text:p/>
        </draw:line>
        <draw:frame draw:style-name="gr8" draw:text-style-name="P6" draw:layer="layout" svg:width="1.272cm" svg:height="1.173cm" svg:x="15.527cm" svg:y="5.627cm">
          <draw:image xlink:href="Pictures/10001009000032C500002ED1FE0D2A7C142BB861.svg" xlink:type="simple" xlink:show="embed" xlink:actuate="onLoad" loext:mime-type="image/svg+xml">
            <text:p/>
          </draw:image>
          <draw:image xlink:href="Pictures/10000201000001EB000001C5F8ABE9DDDB30778D.png" xlink:type="simple" xlink:show="embed" xlink:actuate="onLoad" loext:mime-type="image/png"/>
        </draw:frame>
        <draw:frame draw:style-name="gr3" draw:text-style-name="P6" draw:layer="layout" svg:width="1.94cm" svg:height="1.94cm" svg:x="13.4cm" svg:y="5.2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F8ACA4167D38C73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0">
        <draw:custom-shape draw:style-name="gr2" draw:text-style-name="P5" draw:layer="layout" svg:width="3.3cm" svg:height="2.9cm" svg:x="7.999cm" svg:y="2.0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3.3cm" svg:height="2.9cm" svg:x="15.9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943cm" svg:height="1.943cm" svg:x="8.648cm" svg:y="5.1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9257C5BA2BCD5E13.png" xlink:type="simple" xlink:show="embed" xlink:actuate="onLoad" loext:mime-type="image/png"/>
        </draw:frame>
        <draw:custom-shape draw:style-name="gr4" draw:text-style-name="P7" draw:layer="layout" svg:width="1.2cm" svg:height="1.2cm" svg:x="17.04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2cm" svg:height="1.2cm" svg:x="17.047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cm" svg:height="1.2cm" svg:x="17.04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7.647cm" svg:y1="7.801cm" svg:x2="17.647cm" svg:y2="6.8cm">
          <text:p/>
        </draw:line>
        <draw:line draw:style-name="gr7" draw:text-style-name="P10" draw:layer="layout" svg:x1="17.647cm" svg:y1="9.8cm" svg:x2="17.647cm" svg:y2="9.001cm">
          <text:p/>
        </draw:line>
        <draw:frame draw:style-name="gr8" draw:text-style-name="P6" draw:layer="layout" svg:width="1.272cm" svg:height="1.173cm" svg:x="15.527cm" svg:y="7.827cm">
          <draw:image xlink:href="Pictures/10001009000032C500002ED1FE0D2A7C142BB861.svg" xlink:type="simple" xlink:show="embed" xlink:actuate="onLoad" loext:mime-type="image/svg+xml">
            <text:p/>
          </draw:image>
          <draw:image xlink:href="Pictures/10000201000001EB000001C5F8ABE9DDDB30778D.png" xlink:type="simple" xlink:show="embed" xlink:actuate="onLoad" loext:mime-type="image/png"/>
        </draw:frame>
        <draw:frame draw:style-name="gr3" draw:text-style-name="P6" draw:layer="layout" svg:width="1.94cm" svg:height="1.94cm" svg:x="13.4cm" svg:y="7.46cm">
          <draw:image xlink:href="Pictures/10001239000004F6000004F6291B5156CA2AC8A5.svg" xlink:type="simple" xlink:show="embed" xlink:actuate="onLoad" loext:mime-type="image/svg+xml">
            <text:p/>
          </draw:image>
          <draw:image xlink:href="Pictures/100002010000003000000030E01EFA0C8C608398.png" xlink:type="simple" xlink:show="embed" xlink:actuate="onLoad" loext:mime-type="image/png"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custom-shape draw:style-name="gr2" draw:text-style-name="P5" draw:layer="layout" svg:width="3.3cm" svg:height="2.9cm" svg:x="7.999cm" svg:y="2.0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3.3cm" svg:height="2.9cm" svg:x="15.9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943cm" svg:height="1.943cm" svg:x="8.648cm" svg:y="5.1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9257C5BA2BCD5E13.png" xlink:type="simple" xlink:show="embed" xlink:actuate="onLoad" loext:mime-type="image/png"/>
        </draw:frame>
        <draw:custom-shape draw:style-name="gr4" draw:text-style-name="P7" draw:layer="layout" svg:width="1.2cm" svg:height="1.2cm" svg:x="17.04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2cm" svg:height="1.2cm" svg:x="17.047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cm" svg:height="1.2cm" svg:x="17.04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7.647cm" svg:y1="7.801cm" svg:x2="17.647cm" svg:y2="6.8cm">
          <text:p/>
        </draw:line>
        <draw:line draw:style-name="gr7" draw:text-style-name="P10" draw:layer="layout" svg:x1="17.647cm" svg:y1="9.8cm" svg:x2="17.647cm" svg:y2="9.001cm">
          <text:p/>
        </draw:line>
        <draw:frame draw:style-name="gr8" draw:text-style-name="P6" draw:layer="layout" svg:width="1.272cm" svg:height="1.173cm" svg:x="15.527cm" svg:y="9.827cm">
          <draw:image xlink:href="Pictures/10001009000032C500002ED1FE0D2A7C142BB861.svg" xlink:type="simple" xlink:show="embed" xlink:actuate="onLoad" loext:mime-type="image/svg+xml">
            <text:p/>
          </draw:image>
          <draw:image xlink:href="Pictures/10000201000001EB000001C5F8ABE9DDDB30778D.png" xlink:type="simple" xlink:show="embed" xlink:actuate="onLoad" loext:mime-type="image/png"/>
        </draw:frame>
        <draw:frame draw:style-name="gr3" draw:text-style-name="P6" draw:layer="layout" svg:width="1.94cm" svg:height="1.94cm" svg:x="13.46cm" svg:y="9.26cm">
          <draw:image xlink:href="Pictures/10001239000004F6000004F67718DE7CD4DDB72A.svg" xlink:type="simple" xlink:show="embed" xlink:actuate="onLoad" loext:mime-type="image/svg+xml">
            <text:p/>
          </draw:image>
          <draw:image xlink:href="Pictures/100002010000003000000030F03857F42F0EC7C2.png" xlink:type="simple" xlink:show="embed" xlink:actuate="onLoad" loext:mime-type="image/png"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32">
        <draw:frame presentation:style-name="pr1" draw:text-style-name="P11" draw:layer="layout" svg:width="25.199cm" svg:height="12.19cm" svg:x="1.4cm" svg:y="0.628cm" presentation:class="subtitle">
          <draw:text-box>
            <text:p>Illustrate Checkout Revisi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custom-shape draw:style-name="gr2" draw:text-style-name="P5" draw:layer="layout" svg:width="3.3cm" svg:height="2.9cm" svg:x="8.399cm" svg:y="4.4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3.3cm" svg:height="2.9cm" svg:x="16.3cm" svg:y="4.4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943cm" svg:height="1.943cm" svg:x="9.048cm" svg:y="7.5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9257C5BA2BCD5E13.png" xlink:type="simple" xlink:show="embed" xlink:actuate="onLoad" loext:mime-type="image/png"/>
        </draw:frame>
        <draw:custom-shape draw:style-name="gr4" draw:text-style-name="P7" draw:layer="layout" svg:width="1.2cm" svg:height="1.2cm" svg:x="17.44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2cm" svg:height="1.2cm" svg:x="17.447cm" svg:y="10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cm" svg:height="1.2cm" svg:x="17.44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8.047cm" svg:y1="10.201cm" svg:x2="18.047cm" svg:y2="9.2cm">
          <text:p/>
        </draw:line>
        <draw:line draw:style-name="gr7" draw:text-style-name="P10" draw:layer="layout" svg:x1="18.047cm" svg:y1="12.2cm" svg:x2="18.047cm" svg:y2="11.401cm">
          <text:p/>
        </draw:line>
        <draw:line draw:style-name="gr9" draw:text-style-name="P10" draw:layer="layout" svg:x1="16.6cm" svg:y1="8.6cm" svg:x2="11.692cm" svg:y2="8.6cm">
          <text:p/>
        </draw:line>
        <draw:frame draw:style-name="gr3" draw:text-style-name="P6" draw:layer="layout" svg:width="1.94cm" svg:height="1.94cm" svg:x="9.051cm" svg:y="7.53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F8ACA4167D38C73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custom-shape draw:style-name="gr2" draw:text-style-name="P5" draw:layer="layout" svg:width="3.3cm" svg:height="2.9cm" svg:x="8.399cm" svg:y="4.4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3.3cm" svg:height="2.9cm" svg:x="16.3cm" svg:y="4.4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943cm" svg:height="1.943cm" svg:x="9.048cm" svg:y="7.5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9257C5BA2BCD5E13.png" xlink:type="simple" xlink:show="embed" xlink:actuate="onLoad" loext:mime-type="image/png"/>
        </draw:frame>
        <draw:custom-shape draw:style-name="gr4" draw:text-style-name="P7" draw:layer="layout" svg:width="1.2cm" svg:height="1.2cm" svg:x="17.44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2cm" svg:height="1.2cm" svg:x="17.447cm" svg:y="10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cm" svg:height="1.2cm" svg:x="17.44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8.047cm" svg:y1="10.201cm" svg:x2="18.047cm" svg:y2="9.2cm">
          <text:p/>
        </draw:line>
        <draw:line draw:style-name="gr7" draw:text-style-name="P10" draw:layer="layout" svg:x1="18.047cm" svg:y1="12.2cm" svg:x2="18.047cm" svg:y2="11.401cm">
          <text:p/>
        </draw:line>
        <draw:line draw:style-name="gr10" draw:text-style-name="P10" draw:layer="layout" svg:x1="16.492cm" svg:y1="10.6cm" svg:x2="11.6cm" svg:y2="8.6cm">
          <text:p/>
        </draw:line>
        <draw:frame draw:style-name="gr3" draw:text-style-name="P6" draw:layer="layout" svg:width="1.94cm" svg:height="1.94cm" svg:x="9.051cm" svg:y="7.53cm">
          <draw:image xlink:href="Pictures/10001239000004F6000004F6291B5156CA2AC8A5.svg" xlink:type="simple" xlink:show="embed" xlink:actuate="onLoad" loext:mime-type="image/svg+xml">
            <text:p/>
          </draw:image>
          <draw:image xlink:href="Pictures/100002010000003000000030E01EFA0C8C608398.png" xlink:type="simple" xlink:show="embed" xlink:actuate="onLoad" loext:mime-type="image/png"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custom-shape draw:style-name="gr2" draw:text-style-name="P5" draw:layer="layout" svg:width="3.3cm" svg:height="2.9cm" svg:x="8.399cm" svg:y="4.4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3.3cm" svg:height="2.9cm" svg:x="16.3cm" svg:y="4.4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943cm" svg:height="1.943cm" svg:x="9.048cm" svg:y="7.5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9257C5BA2BCD5E13.png" xlink:type="simple" xlink:show="embed" xlink:actuate="onLoad" loext:mime-type="image/png"/>
        </draw:frame>
        <draw:custom-shape draw:style-name="gr4" draw:text-style-name="P7" draw:layer="layout" svg:width="1.2cm" svg:height="1.2cm" svg:x="17.44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.2cm" svg:height="1.2cm" svg:x="17.447cm" svg:y="10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cm" svg:height="1.2cm" svg:x="17.44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8.047cm" svg:y1="10.201cm" svg:x2="18.047cm" svg:y2="9.2cm">
          <text:p/>
        </draw:line>
        <draw:line draw:style-name="gr7" draw:text-style-name="P10" draw:layer="layout" svg:x1="18.047cm" svg:y1="12.2cm" svg:x2="18.047cm" svg:y2="11.401cm">
          <text:p/>
        </draw:line>
        <draw:frame draw:style-name="gr3" draw:text-style-name="P6" draw:layer="layout" svg:width="1.94cm" svg:height="1.94cm" svg:x="9.052cm" svg:y="7.531cm">
          <draw:image xlink:href="Pictures/10001239000004F6000004F67718DE7CD4DDB72A.svg" xlink:type="simple" xlink:show="embed" xlink:actuate="onLoad" loext:mime-type="image/svg+xml">
            <text:p/>
          </draw:image>
          <draw:image xlink:href="Pictures/100002010000003000000030F03857F42F0EC7C2.png" xlink:type="simple" xlink:show="embed" xlink:actuate="onLoad" loext:mime-type="image/png"/>
        </draw:frame>
        <draw:line draw:style-name="gr11" draw:text-style-name="P10" draw:layer="layout" svg:x1="16.492cm" svg:y1="12.101cm" svg:x2="11.692cm" svg:y2="9.001cm">
          <text:p/>
        </draw:lin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1:54:58.471000000</meta:creation-date>
    <meta:generator>LibreOffice/6.3.4.2$Windows_X86_64 LibreOffice_project/60da17e045e08f1793c57c00ba83cdfce946d0aa</meta:generator>
    <dc:date>2020-04-05T12:03:46.735000000</dc:date>
    <meta:editing-duration>PT8M50S</meta:editing-duration>
    <meta:editing-cycles>2</meta:editing-cycles>
    <meta:document-statistic meta:object-count="99"/>
  </office:meta>
</office:document-meta>
</file>